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4.15mm"/>
    </style:style>
    <style:style style:name="co2" style:family="table-column">
      <style:table-column-properties fo:break-before="auto" style:column-width="34.43mm"/>
    </style:style>
    <style:style style:name="co3" style:family="table-column">
      <style:table-column-properties fo:break-before="auto" style:column-width="36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4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3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6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5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4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4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4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6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0000000000000</text:p>
          </table:table-cell>
          <table:table-cell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6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6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3.3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6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6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9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0000000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4.1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2.2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1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9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8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3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8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3.5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1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3.7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6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6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6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3.3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3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10000000000000</text:p>
          </table:table-cell>
          <table:table-cell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3.30000000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5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1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90000000000000</text:p>
          </table:table-cell>
          <table:table-cell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80000000000000</text:p>
          </table:table-cell>
          <table:table-cell office:value-type="string" calcext:value-type="string">
            <text:p>2.2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0000000000000</text:p>
          </table:table-cell>
          <table:table-cell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7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3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6.3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5.8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20000000000000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6.1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100000000000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30000000000000</text:p>
          </table:table-cell>
          <table:table-cell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8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50000000000000</text:p>
          </table:table-cell>
          <table:table-cell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2.4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3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5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6.70000000000000</text:p>
          </table:table-cell>
          <table:table-cell office:value-type="string" calcext:value-type="string">
            <text:p>2.2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6.9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000000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7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900000000000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6.700000000000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5.70000000000000</text:p>
          </table:table-cell>
          <table:table-cell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20000000000000</text:p>
          </table:table-cell>
          <table:table-cell office:value-type="string" calcext:value-type="string">
            <text:p>3.20000000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2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80000000000000</text:p>
          </table:table-cell>
          <table:table-cell office:value-type="string" calcext:value-type="string">
            <text:p>1.6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4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6.10000000000000</text:p>
          </table:table-cell>
          <table:table-cell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9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6.400000000000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2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5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1.4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1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4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5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40000000000000</text:p>
          </table:table-cell>
          <table:table-cell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4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8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9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5.7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00000000000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5.4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9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9:48:34.821721890</meta:creation-date>
    <dc:date>2017-08-22T09:55:18.874790171</dc:date>
    <meta:editing-duration>PT6M45S</meta:editing-duration>
    <meta:editing-cycles>2</meta:editing-cycles>
    <meta:generator>LibreOffice/5.1.5.2$Linux_X86_64 LibreOffice_project/7a864d8825610a8c07cfc3bc01dd4fce6a9447e5</meta:generator>
    <meta:document-statistic meta:table-count="1" meta:cell-count="750" meta:object-count="0"/>
  </office:meta>
</office:document-meta>
</file>